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cost</text:p>
          </table:table-cell>
          <table:table-cell office:value-type="string">
            <text:p>area</text:p>
          </table:table-cell>
          <table:table-cell office:value-type="string">
            <text:p>tier</text:p>
          </table:table-cell>
          <table:table-cell office:value-type="string">
            <text:p>category</text:p>
          </table:table-cell>
          <table:table-cell office:value-type="string">
            <text:p>prerequisites</text:p>
          </table:table-cell>
          <table:table-cell office:value-type="string">
            <text:p>weight</text:p>
          </table:table-cell>
          <table:table-cell office:value-type="string">
            <text:p>weigh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rare</text:p>
          </table:table-cell>
          <table:table-cell office:value-type="string">
            <text:p>is_reverse_engineerab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research_leader</text:p>
          </table:table-cell>
          <table:table-cell office:value-type="string">
            <text:p/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research_lea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ea</text:p>
          </table:table-cell>
          <table:table-cell office:value-type="string">
            <text:p>has_trait</text:p>
          </table:table-cell>
          <table:table-cell office:value-type="string">
            <text:p>any_system_within_border</text:p>
          </table:table-cell>
          <table:table-cell office:value-type="string">
            <text:p>any_rel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_lea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ea</text:p>
          </table:table-cell>
          <table:table-cell office:value-type="string">
            <text:p>has_trait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in_cluster</text:p>
          </table:table-cell>
          <table:table-cell office:value-type="string">
            <text:p>is_country_type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area</text:p>
          </table:table-cell>
          <table:table-cell office:value-type="string">
            <text:p>has_trait</text:p>
          </table:table-cell>
          <table:table-cell office:value-type="string">
            <text:p>an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mmunications</text:p>
          </table:table-cell>
          <table:table-cell office:value-type="string">
            <text:p>has_technolo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am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garanthium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0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garanthiu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lythuric_gas</text:p>
          </table:table-cell>
          <table:table-cell office:value-type="string">
            <text:p>1500</text:p>
          </table:table-cell>
          <table:table-cell office:value-type="string">
            <text:p>physics</text:p>
          </table:table-cell>
          <table:table-cell office:value-type="string">
            <text:p>2</text:p>
          </table:table-cell>
          <table:table-cell office:value-type="string">
            <text:p>{ field_manipulation }</text:p>
          </table:table-cell>
          <table:table-cell office:value-type="string">
            <text:p>{ "tech_sensors_2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physics</text:p>
          </table:table-cell>
          <table:table-cell office:value-type="string">
            <text:p>"leader_trait_expertise_field_manipulat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field_manipulation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1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lythuric_ga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engos_vapor</text:p>
          </table:table-cell>
          <table:table-cell office:value-type="string">
            <text:p>1500</text:p>
          </table:table-cell>
          <table:table-cell office:value-type="string">
            <text:p>society</text:p>
          </table:table-cell>
          <table:table-cell office:value-type="string">
            <text:p>2</text:p>
          </table:table-cell>
          <table:table-cell office:value-type="string">
            <text:p>{ biology }</text:p>
          </table:table-cell>
          <table:table-cell office:value-type="string">
            <text:p>{ "tech_genome_mapping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2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engos_vapo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teldar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3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telda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yuranic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4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telda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pitharan_dust</text:p>
          </table:table-cell>
          <table:table-cell office:value-type="string">
            <text:p>1500</text:p>
          </table:table-cell>
          <table:table-cell office:value-type="string">
            <text:p>society</text:p>
          </table:table-cell>
          <table:table-cell office:value-type="string">
            <text:p>2</text:p>
          </table:table-cell>
          <table:table-cell office:value-type="string">
            <text:p>{ biology }</text:p>
          </table:table-cell>
          <table:table-cell office:value-type="string">
            <text:p>{ "tech_genome_mapping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biology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orillium</text:p>
          </table:table-cell>
          <table:table-cell office:value-type="string">
            <text:p>150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mineral_processing_1" }</text:p>
          </table:table-cell>
          <table:table-cell office:value-type="string">
            <text:p>8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ource_cluster_5</text:p>
          </table:table-cell>
          <table:table-cell office:value-type="string">
            <text:p>default</text:p>
          </table:table-cell>
          <table:table-cell office:value-type="string">
            <text:p>ROOT</text:p>
          </table:table-cell>
          <table:table-cell office:value-type="string">
            <text:p>"tech_mine_orilliu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neutronium</text:p>
          </table:table-cell>
          <table:table-cell office:value-type="string">
            <text:p>8000</text:p>
          </table:table-cell>
          <table:table-cell office:value-type="string">
            <text:p>physics</text:p>
          </table:table-cell>
          <table:table-cell office:value-type="string">
            <text:p>4</text:p>
          </table:table-cell>
          <table:table-cell office:value-type="string">
            <text:p>{ particles }</text:p>
          </table:table-cell>
          <table:table-cell office:value-type="string">
            <text:p>{ "tech_sensors_4" }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living_metal</text:p>
          </table:table-cell>
          <table:table-cell office:value-type="string">
            <text:p>15000</text:p>
          </table:table-cell>
          <table:table-cell office:value-type="string">
            <text:p>engineering</text:p>
          </table:table-cell>
          <table:table-cell office:value-type="string">
            <text:p>5</text:p>
          </table:table-cell>
          <table:table-cell office:value-type="string">
            <text:p>{ materials }</text:p>
          </table:table-cell>
          <table:table-cell office:value-type="string">
            <text:p>{ "tech_space_construction" }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betharian</text:p>
          </table:table-cell>
          <table:table-cell office:value-type="string">
            <text:p>750</text:p>
          </table:table-cell>
          <table:table-cell office:value-type="string">
            <text:p>engineering</text:p>
          </table:table-cell>
          <table:table-cell office:value-type="string">
            <text:p>2</text:p>
          </table:table-cell>
          <table:table-cell office:value-type="string">
            <text:p>{ materials }</text:p>
          </table:table-cell>
          <table:table-cell office:value-type="string">
            <text:p>{ "tech_space_construction" }</text:p>
          </table:table-cell>
          <table:table-cell office:value-type="string">
            <text:p>95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1.25</text:p>
          </table:table-cell>
          <table:table-cell office:value-type="string">
            <text:p>engineering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etharian</text:p>
          </table:table-cell>
          <table:table-cell office:value-type="string">
            <text:p>&gt; 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zro</text:p>
          </table:table-cell>
          <table:table-cell office:value-type="string">
            <text:p>8000</text:p>
          </table:table-cell>
          <table:table-cell office:value-type="string">
            <text:p>society</text:p>
          </table:table-cell>
          <table:table-cell office:value-type="string">
            <text:p>4</text:p>
          </table:table-cell>
          <table:table-cell office:value-type="string">
            <text:p>{ psionics }</text:p>
          </table:table-cell>
          <table:table-cell office:value-type="string">
            <text:p>{ "tech_sensors_3" "tech_psionic_theory" }</text:p>
          </table:table-cell>
          <table:table-cell office:value-type="string">
            <text:p>45</text:p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</text:p>
          </table:table-cell>
          <table:table-cell office:value-type="string">
            <text:p>"leader_trait_expertise_psionic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1.25</text:p>
          </table:table-cell>
          <table:table-cell office:value-type="string">
            <text:p>society</text:p>
          </table:table-cell>
          <table:table-cell office:value-type="string">
            <text:p>"leader_trait_expertise_psionics"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</text:p>
          </table:table-cell>
          <table:table-cell office:value-type="string">
            <text:p>"leader_trait_curator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society</text:p>
          </table:table-cell>
          <table:table-cell office:value-type="string">
            <text:p>"leader_trait_expertise_psionic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satramene</text:p>
          </table:table-cell>
          <table:table-cell office:value-type="string">
            <text:p>2000</text:p>
          </table:table-cell>
          <table:table-cell office:value-type="string">
            <text:p>physics</text:p>
          </table:table-cell>
          <table:table-cell office:value-type="string">
            <text:p>2</text:p>
          </table:table-cell>
          <table:table-cell office:value-type="string">
            <text:p>{ particles }</text:p>
          </table:table-cell>
          <table:table-cell office:value-type="string">
            <text:p>{ "tech_sensors_3" }</text:p>
          </table:table-cell>
          <table:table-cell office:value-type="string">
            <text:p>75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particle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ch_mine_dark_matter</text:p>
          </table:table-cell>
          <table:table-cell office:value-type="string">
            <text:p>10000</text:p>
          </table:table-cell>
          <table:table-cell office:value-type="string">
            <text:p>physics</text:p>
          </table:table-cell>
          <table:table-cell office:value-type="string">
            <text:p>4</text:p>
          </table:table-cell>
          <table:table-cell office:value-type="string">
            <text:p>{ field_manipulation }</text:p>
          </table:table-cell>
          <table:table-cell office:value-type="string">
            <text:p>{ "tech_sensors_4" }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physics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physics</text:p>
          </table:table-cell>
          <table:table-cell office:value-type="string">
            <text:p>"leader_trait_expertise_materials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